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justify" style:justify-single-word="false"/>
      <style:text-properties fo:font-size="16pt" fo:font-weight="normal" officeooo:paragraph-rsid="001105ed" style:font-size-asian="16pt" style:font-weight-asian="normal" style:font-size-complex="16pt" style:font-weight-complex="normal"/>
    </style:style>
    <style:style style:name="P2" style:family="paragraph" style:parent-style-name="Text_20_body">
      <style:text-properties fo:font-size="16pt" fo:font-weight="normal" officeooo:paragraph-rsid="001105ed" style:font-size-asian="16pt" style:font-weight-asian="normal" style:font-size-complex="16pt" style:font-weight-complex="normal"/>
    </style:style>
    <style:style style:name="P3" style:family="paragraph" style:parent-style-name="Text_20_body">
      <style:paragraph-properties fo:text-align="justify" style:justify-single-word="false" fo:break-before="page"/>
      <style:text-properties fo:font-size="16pt" officeooo:paragraph-rsid="001105ed" style:font-size-asian="16pt" style:font-size-complex="16pt"/>
    </style:style>
    <style:style style:name="T1" style:family="text">
      <style:text-properties fo:font-weight="normal" style:font-weight-asian="normal" style:font-weight-complex="normal"/>
    </style:style>
    <style:style style:name="T2" style:family="text">
      <style:text-properties fo:font-weight="normal" officeooo:rsid="00129369" style:font-weight-asian="normal" style:font-weight-complex="normal"/>
    </style:style>
    <style:style style:name="T3" style:family="text">
      <style:text-properties officeooo:rsid="00129369"/>
    </style:style>
    <style:style style:name="T4" style:family="text">
      <style:text-properties officeooo:rsid="0014083a"/>
    </style:style>
    <style:style style:name="T5" style:family="text">
      <style:text-properties officeooo:rsid="0016116c"/>
    </style:style>
    <style:style style:name="T6" style:family="text">
      <style:text-properties officeooo:rsid="001105ed"/>
    </style:style>
    <style:style style:name="T7" style:family="text">
      <style:text-properties officeooo:rsid="001249ca"/>
    </style:style>
    <style:style style:name="T8" style:family="text">
      <style:text-properties officeooo:rsid="0012acfd"/>
    </style:style>
    <style:style style:name="T9" style:family="text">
      <style:text-properties officeooo:rsid="001481d5"/>
    </style:style>
    <style:style style:name="T10" style:family="text">
      <style:text-properties officeooo:rsid="001512f1"/>
    </style:style>
    <style:style style:name="T11" style:family="text">
      <style:text-properties officeooo:rsid="0016f7c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1">Madame, Monsieur,</text:span></text:span></text:p>
      <text:p text:style-name="P2"><text:span text:style-name="T6">La license en </text:span><text:span text:style-name="T3">informatique </text:span>, avec son enseignement d<text:span text:style-name="T3">e qualité</text:span> offre un environnement <text:span text:style-name="T7">de travail </text:span>stimulant qui m’attire particulièrement.</text:p>
      <text:p text:style-name="P2">Passionné par l’informatique, notamment la programmation bas niveau et l’électronique, je programme depuis plusieurs années en C++ et Python pour réaliser divers projets personnels. Parmi eux, j’ai recréé Tetris et le jeu de la vie de John Horton Conway, disponibles sur GitHub. J’ai aussi exploré des bibliothèques graphiques comme SDL et OpenGL, les procédés de compilation et l’architecture des ordinateurs, concevant notamment un processeur programmable en environnement simulé.</text:p>
      <text:p text:style-name="P2"><text:span text:style-name="T6">Acceder à cette license s</text:span>erait pour moi l’opportunité idéale <text:span text:style-name="T9">d’</text:span>enrichir mes connaissances scientifiques et techniques, et <text:span text:style-name="T11">de</text:span> me préparer <text:span text:style-name="T8">au master en informatique </text:span><text:span text:style-name="T4">puisque je souhaiterai poursuivre mes études dans cette directio</text:span><text:span text:style-name="T10">n</text:span>. Je suis convaincu que cet environnement de travail rigoureux et motivant me permettra de développer tout mon potentiel et d’atteindre mes ambitions professionnelles.</text:p>
      <text:p text:style-name="P2">Je vous remercie de l’attention que vous porterez à ma candidature.</text:p>
      <text:p text:style-name="P1"><text:span text:style-name="Strong_20_Emphasis"><text:span text:style-name="T2">Veuillez agréer, Madame, Monsieur, l’expression de mes salutations distinguées. </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30T18:11:02.030000000</meta:creation-date>
    <dc:date>2025-03-30T19:37:52.004000000</dc:date>
    <meta:editing-duration>PT1H26M46S</meta:editing-duration>
    <meta:editing-cycles>6</meta:editing-cycles>
    <meta:generator>LibreOffice/7.2.4.1$Windows_X86_64 LibreOffice_project/27d75539669ac387bb498e35313b970b7fe9c4f9</meta:generator>
    <meta:document-statistic meta:table-count="0" meta:image-count="0" meta:object-count="0" meta:page-count="1" meta:paragraph-count="6" meta:word-count="164" meta:character-count="1177" meta:non-whitespace-character-count="1018"/>
  </office:meta>
</office:document-meta>
</file>